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RequirementList" style:family="table">
      <style:table-properties style:width="16.999cm" table:align="margins"/>
    </style:style>
    <style:style style:name="RequirementList.A" style:family="table-column">
      <style:table-column-properties style:column-width="2.288cm" style:rel-column-width="1297*"/>
    </style:style>
    <style:style style:name="RequirementList.B" style:family="table-column">
      <style:table-column-properties style:column-width="5.08cm" style:rel-column-width="2880*"/>
    </style:style>
    <style:style style:name="RequirementList.C" style:family="table-column">
      <style:table-column-properties style:column-width="3.02cm" style:rel-column-width="1712*"/>
    </style:style>
    <style:style style:name="RequirementList.D" style:family="table-column">
      <style:table-column-properties style:column-width="4.314cm" style:rel-column-width="2446*"/>
    </style:style>
    <style:style style:name="RequirementList.E" style:family="table-column">
      <style:table-column-properties style:column-width="2.293cm" style:rel-column-width="1300*"/>
    </style:style>
    <style:style style:name="Requirement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quirementList.E1" style:family="table-cell">
      <style:table-cell-properties fo:padding="0.097cm" fo:border="0.002cm solid #000000"/>
    </style:style>
    <style:style style:name="RequirementList.A2" style:family="table-cell">
      <style:table-cell-properties fo:padding="0.097cm" fo:border-left="0.002cm solid #000000" fo:border-right="none" fo:border-top="none" fo:border-bottom="0.002cm solid #000000"/>
    </style:style>
    <style:style style:name="RequirementLis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ize="9pt" style:font-size-asian="9pt" style:font-size-complex="9pt"/>
    </style:style>
    <style:style style:name="P2" style:family="paragraph" style:parent-style-name="Table_20_Contents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Line</text:h>
      <text:p text:style-name="Text_20_body">Description of project line.</text:p>
      <table:table table:name="RequirementList" table:style-name="RequirementList">
        <table:table-column table:style-name="RequirementList.A"/>
        <table:table-column table:style-name="RequirementList.B"/>
        <table:table-column table:style-name="RequirementList.C"/>
        <table:table-column table:style-name="RequirementList.D"/>
        <table:table-column table:style-name="RequirementList.E"/>
        <table:table-header-rows>
          <table:table-row>
            <table:table-cell table:style-name="RequirementList.A1" office:value-type="string">
              <text:p text:style-name="P1">Req. ID</text:p>
            </table:table-cell>
            <table:table-cell table:style-name="RequirementList.A1" office:value-type="string">
              <text:p text:style-name="P1">Requirement</text:p>
            </table:table-cell>
            <table:table-cell table:style-name="RequirementList.A1" office:value-type="string">
              <text:p text:style-name="P1">Project ID</text:p>
            </table:table-cell>
            <table:table-cell table:style-name="RequirementList.A1" office:value-type="string">
              <text:p text:style-name="P1">Project Title</text:p>
            </table:table-cell>
            <table:table-cell table:style-name="RequirementList.E1" office:value-type="string">
              <text:p text:style-name="P1">Stop Date</text:p>
            </table:table-cell>
          </table:table-row>
        </table:table-header-rows>
        <table:table-row>
          <table:table-cell table:style-name="RequirementList.A2" office:value-type="string">
            <text:p text:style-name="P2">Reference here</text:p>
          </table:table-cell>
          <table:table-cell table:style-name="RequirementList.A2" office:value-type="string">
            <text:p text:style-name="P2">Title here</text:p>
          </table:table-cell>
          <table:table-cell table:style-name="RequirementList.A2" office:value-type="string">
            <text:p text:style-name="P2">Description here</text:p>
          </table:table-cell>
          <table:table-cell table:style-name="RequirementList.A2" office:value-type="string">
            <text:p text:style-name="P2"/>
          </table:table-cell>
          <table:table-cell table:style-name="RequirementList.E2" office:value-type="string">
            <text:p text:style-name="P2"/>
          </table:table-cell>
        </table:table-row>
      </table:table>
      <text:h text:style-name="Heading_20_2" text:outline-level="2">Project Line</text:h>
      <text:h text:style-name="Heading_20_3" text:outline-level="3">Project Line</text:h>
      <text:h text:style-name="Heading_20_4" text:outline-level="4">Project Line</text:h>
      <text:h text:style-name="Heading_20_5" text:outline-level="5">Project Line</text:h>
      <text:h text:style-name="Heading_20_6" text:outline-level="6">Project Line</text:h>
      <text:h text:style-name="Heading_20_7" text:outline-level="7">Project Line</text:h>
      <text:h text:style-name="Heading_20_8" text:outline-level="8">Project Line</text:h>
      <text:h text:style-name="Heading_20_9" text:outline-level="9">Project L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Arial2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oject_20_Box" style:display-name="Project Box" style:family="paragraph" style:parent-style-name="Text_20_body" style:class="text">
      <style:paragraph-properties fo:padding="0.15cm" fo:border="0.018cm solid #000000" style:shadow="#808080 0.18cm 0.18cm"/>
      <style:text-properties style:font-name="Arial1" fo:font-size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4-19T23:39:01</meta:creation-date>
    <dc:creator>Jean-Paul Smets-Solanes</dc:creator>
    <dc:date>2006-04-25T09:58:02</dc:date>
    <dc:language>fr-FR</dc:language>
    <meta:editing-cycles>6</meta:editing-cycles>
    <meta:editing-duration>PT45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37" meta:character-count="226"/>
  </office:meta>
</office:document-meta>
</file>